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SQUEZ GUEVARA, KATHIA VANES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55162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32744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SQUEZ GUEVARA, KATHIA VANES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5516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32744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655162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7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9084956</text:p>
          </table:table-cell>
          <table:table-cell table:style-name="Tabla2.D3" office:value-type="string">
            <text:p text:style-name="P23">1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30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